
<file path=META-INF/manifest.xml><?xml version="1.0" encoding="utf-8"?>
<manifest:manifest xmlns:manifest="urn:oasis:names:tc:opendocument:xmlns:manifest:1.0">
  <manifest:file-entry manifest:media-type="application/vnd.oasis.opendocument.graphics"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c0c0c0" draw:textarea-vertical-align="middle" draw:auto-grow-height="false" fo:min-height="0.749cm" fo:min-width="0.499cm"/>
    </style:style>
    <style:style style:name="gr3" style:family="graphic" style:parent-style-name="standard">
      <style:graphic-properties draw:fill="solid" draw:fill-color="#333333" draw:textarea-vertical-align="middle" draw:auto-grow-height="false" fo:min-height="0.749cm" fo:min-width="0.499cm"/>
    </style:style>
    <style:style style:name="gr4" style:family="graphic" style:parent-style-name="standard">
      <style:graphic-properties draw:marker-end="Arrow" draw:marker-end-width="0.3cm" draw:fill="solid" draw:fill-color="#333333"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stroke="dash" draw:stroke-dash="_33__20_Dashes_20_3_20_Dots_20__28_var_29_" svg:stroke-width="0.2cm" svg:stroke-color="#800000" draw:marker-start-width="0.5cm" draw:marker-end="Arrow" draw:marker-end-width="0.6cm" draw:fill="solid" draw:fill-color="#333333" draw:textarea-horizontal-align="center" draw:textarea-vertical-align="middle" fo:padding-top="0.225cm" fo:padding-bottom="0.225cm" fo:padding-left="0.35cm" fo:padding-right="0.35cm"/>
    </style:style>
    <style:style style:name="gr8" style:family="graphic" style:parent-style-name="standard">
      <style:graphic-properties draw:stroke="dash" draw:stroke-dash="Ultrafine_20_Dashed" svg:stroke-width="0.1cm" svg:stroke-color="#cccc00" draw:marker-start-width="0.35cm" draw:marker-end="Arrow" draw:marker-end-width="0.45cm" draw:stroke-linejoin="miter" draw:fill="solid" draw:fill-color="#ffff00" draw:textarea-horizontal-align="center" draw:textarea-vertical-align="middle" fo:padding-top="0.175cm" fo:padding-bottom="0.175cm" fo:padding-left="0.3cm" fo:padding-right="0.3cm"/>
    </style:style>
    <style:style style:name="gr9" style:family="graphic" style:parent-style-name="standard">
      <style:graphic-properties draw:fill="solid" draw:fill-color="#ffffff" draw:textarea-horizontal-align="justify" draw:textarea-vertical-align="middle" draw:auto-grow-height="false"/>
    </style:style>
    <style:style style:name="gr10" style:family="graphic" style:parent-style-name="standard">
      <style:graphic-properties draw:fill="solid" draw:fill-color="#cccccc" draw:textarea-horizontal-align="justify" draw:textarea-vertical-align="top" draw:auto-grow-height="false"/>
    </style:style>
    <style:style style:name="gr11" style:family="graphic" style:parent-style-name="standard">
      <style:graphic-properties svg:stroke-color="#000000" draw:fill="solid" draw:fill-color="#e6e6ff" draw:textarea-horizontal-align="justify" draw:textarea-vertical-align="middle" draw:auto-grow-height="false"/>
    </style:style>
    <style:style style:name="gr12" style:family="graphic" style:parent-style-name="standard">
      <style:graphic-properties draw:stroke="dash" draw:stroke-dash="Ultrafine_20_Dashed" svg:stroke-width="0cm" draw:marker-start-width="0.2cm" draw:marker-end="Arrow" draw:marker-end-width="0.3cm" draw:fill="solid" draw:fill-color="#333333" draw:textarea-horizontal-align="center" draw:textarea-vertical-align="middle" fo:padding-top="0.125cm" fo:padding-bottom="0.125cm" fo:padding-left="0.25cm" fo:padding-right="0.25cm"/>
    </style:style>
    <style:style style:name="gr13" style:family="graphic" style:parent-style-name="standard">
      <style:graphic-properties draw:stroke="solid" svg:stroke-width="0cm" draw:marker-start-width="0.2cm" draw:marker-end="Arrow" draw:marker-end-width="0.3cm" draw:fill="solid" draw:fill-color="#333333" draw:textarea-horizontal-align="center" draw:textarea-vertical-align="middle" fo:padding-top="0.125cm" fo:padding-bottom="0.125cm" fo:padding-left="0.25cm" fo:padding-right="0.25cm"/>
    </style:style>
    <style:style style:name="gr14" style:family="graphic" style:parent-style-name="standard">
      <style:graphic-properties draw:marker-end="Small_20_Arrow" draw:marker-end-width="0.3cm" draw:fill="solid" draw:fill-color="#333333" draw:textarea-horizontal-align="center" draw:textarea-vertical-align="middle"/>
    </style:style>
    <style:style style:name="gr15" style:family="graphic" style:parent-style-name="standard">
      <style:graphic-properties draw:stroke="dash" draw:stroke-dash="Ultrafine_20_Dashed" svg:stroke-width="0cm" svg:stroke-color="#008080" draw:marker-start-width="0.2cm" draw:marker-end="Arrow" draw:marker-end-width="0.3cm" draw:fill="solid" draw:fill-color="#999999" draw:textarea-horizontal-align="center" draw:textarea-vertical-align="middle" fo:padding-top="0.125cm" fo:padding-bottom="0.125cm" fo:padding-left="0.25cm" fo:padding-right="0.25cm"/>
    </style:style>
    <style:style style:name="gr16" style:family="graphic" style:parent-style-name="standard">
      <style:graphic-properties svg:stroke-color="#808080" draw:marker-start="Arrow" draw:marker-end="Arrow" draw:marker-end-width="0.3cm" draw:fill="solid" draw:fill-color="#333333" draw:textarea-horizontal-align="center" draw:textarea-vertical-align="middle"/>
    </style:style>
    <style:style style:name="gr17" style:family="graphic" style:parent-style-name="standard">
      <style:graphic-properties svg:stroke-color="#808080" draw:marker-end="Arrow" draw:marker-end-width="0.3cm" draw:fill="solid" draw:fill-color="#333333" draw:textarea-horizontal-align="center" draw:textarea-vertical-align="middle"/>
    </style:style>
    <style:style style:name="gr18" style:family="graphic" style:parent-style-name="standard">
      <style:graphic-properties svg:stroke-color="#800080" draw:marker-end="Arrow" draw:marker-end-width="0.3cm" draw:fill="solid" draw:fill-color="#333333" draw:textarea-horizontal-align="center" draw:textarea-vertical-align="middle"/>
    </style:style>
    <style:style style:name="gr19" style:family="graphic" style:parent-style-name="standard">
      <style:graphic-properties svg:stroke-color="#000000" draw:marker-end="Arrow" draw:marker-end-width="0.3cm" draw:fill="solid" draw:fill-color="#333333" draw:textarea-horizontal-align="center" draw:textarea-vertical-align="middle"/>
    </style:style>
    <style:style style:name="gr20" style:family="graphic" style:parent-style-name="standard">
      <style:graphic-properties svg:stroke-color="#000000" draw:fill="solid" draw:fill-color="#e6e6e6" draw:textarea-horizontal-align="justify" draw:textarea-vertical-align="middle" draw:auto-grow-height="false"/>
    </style:style>
    <style:style style:name="gr21" style:family="graphic" style:parent-style-name="standard">
      <style:graphic-properties svg:stroke-color="#000000" draw:fill="solid" draw:fill-color="#e6e6ff"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2pt"/>
    </style:style>
    <style:style style:name="P5" style:family="paragraph">
      <style:paragraph-properties fo:margin-left="0cm" fo:margin-right="0cm" fo:text-align="center" fo:text-indent="0cm"/>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2" draw:layer="layout" svg:width="3cm" svg:height="1.5cm" svg:x="6cm" svg:y="7.5cm">
          <text:p text:style-name="P2"/>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id="id1">
          <draw:custom-shape draw:style-name="gr1" draw:text-style-name="P1" draw:layer="layout" svg:width="3.5cm" svg:height="3cm" svg:x="9cm" svg:y="2.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1" draw:layer="layout" svg:width="0.5cm" svg:height="0.5cm" svg:x="11.51cm" svg:y="2.983cm">
              <text:p text:style-name="P2"/>
              <draw:enhanced-geometry svg:viewBox="0 0 21600 21600" draw:glue-points="10800 0 3160 3160 0 10800 3160 18440 10800 21600 18440 18440 21600 10800 18440 3160" draw:text-areas="3200 3200 18400 18400" draw:extrusion="false" draw:extrusion-rotation-angle="0 5" draw:type="ellipse"/>
            </draw:custom-shape>
            <draw:custom-shape draw:style-name="gr3" draw:text-style-name="P1" draw:layer="layout" svg:width="0.104cm" svg:height="0.104cm" svg:x="11.806cm" svg:y="3.083cm">
              <text:p text:style-name="P2"/>
              <draw:enhanced-geometry svg:viewBox="0 0 21600 21600" draw:glue-points="10800 0 3160 3160 0 10800 3160 18440 10800 21600 18440 18440 21600 10800 18440 3160" draw:text-areas="3200 3200 18400 18400" draw:extrusion="false" draw:extrusion-rotation-angle="0 5" draw:mirror-horizontal="false" draw:mirror-vertical="false" draw:type="ellipse"/>
            </draw:custom-shape>
          </draw:g>
          <draw:g>
            <draw:custom-shape draw:style-name="gr2" draw:text-style-name="P1" draw:layer="layout" svg:width="0.5cm" svg:height="0.5cm" svg:x="11.5cm" svg:y="4cm">
              <text:p text:style-name="P2"/>
              <draw:enhanced-geometry svg:viewBox="0 0 21600 21600" draw:glue-points="10800 0 3160 3160 0 10800 3160 18440 10800 21600 18440 18440 21600 10800 18440 3160" draw:text-areas="3200 3200 18400 18400" draw:extrusion="false" draw:extrusion-rotation-angle="0 5" draw:type="ellipse"/>
            </draw:custom-shape>
            <draw:custom-shape draw:style-name="gr3" draw:text-style-name="P1" draw:layer="layout" svg:width="0.104cm" svg:height="0.104cm" svg:x="11.796cm" svg:y="4.1cm">
              <text:p text:style-name="P2"/>
              <draw:enhanced-geometry svg:viewBox="0 0 21600 21600" draw:glue-points="10800 0 3160 3160 0 10800 3160 18440 10800 21600 18440 18440 21600 10800 18440 3160" draw:text-areas="3200 3200 18400 18400" draw:extrusion="false" draw:extrusion-rotation-angle="0 5" draw:mirror-horizontal="false" draw:mirror-vertical="false" draw:type="ellipse"/>
            </draw:custom-shape>
          </draw:g>
          <draw:g>
            <draw:custom-shape draw:style-name="gr2" draw:text-style-name="P1" draw:layer="layout" svg:width="0.5cm" svg:height="0.5cm" svg:x="10.5cm" svg:y="4.5cm">
              <text:p text:style-name="P2"/>
              <draw:enhanced-geometry svg:viewBox="0 0 21600 21600" draw:glue-points="10800 0 3160 3160 0 10800 3160 18440 10800 21600 18440 18440 21600 10800 18440 3160" draw:text-areas="3200 3200 18400 18400" draw:extrusion="false" draw:extrusion-rotation-angle="0 5" draw:type="ellipse"/>
            </draw:custom-shape>
            <draw:custom-shape draw:style-name="gr3" draw:text-style-name="P1" draw:layer="layout" svg:width="0.104cm" svg:height="0.104cm" svg:x="10.796cm" svg:y="4.6cm">
              <text:p text:style-name="P2"/>
              <draw:enhanced-geometry svg:viewBox="0 0 21600 21600" draw:glue-points="10800 0 3160 3160 0 10800 3160 18440 10800 21600 18440 18440 21600 10800 18440 3160" draw:text-areas="3200 3200 18400 18400" draw:extrusion="false" draw:extrusion-rotation-angle="0 5" draw:mirror-horizontal="false" draw:mirror-vertical="false" draw:type="ellipse"/>
            </draw:custom-shape>
          </draw:g>
        </draw:g>
        <draw:connector draw:style-name="gr4" draw:text-style-name="P1" draw:layer="layout" draw:type="curve" svg:x1="10.75cm" svg:y1="5.5cm" svg:x2="7.687cm" svg:y2="7.5cm" draw:start-shape="id1" draw:start-glue-point="2" draw:end-shape="id2" draw:end-glue-point="4">
          <text:p text:style-name="P2"/>
        </draw:connector>
        <draw:frame draw:style-name="gr5" draw:text-style-name="P3" draw:layer="layout" svg:width="4.57cm" svg:height="0.747cm" svg:x="9cm" svg:y="6.5cm">
          <draw:text-box>
            <text:p text:style-name="P2"><text:span text:style-name="T1">(local)network OSC</text:span></text:p>
          </draw:text-box>
        </draw:frame>
        <draw:frame draw:style-name="gr5" draw:text-style-name="P3" draw:layer="layout" svg:width="2.534cm" svg:height="0.747cm" svg:x="9.5cm" svg:y="1.753cm">
          <draw:text-box>
            <text:p text:style-name="P4"><text:span text:style-name="T1">gui editor</text:span></text:p>
          </draw:text-box>
        </draw:frame>
        <draw:frame draw:style-name="gr5" draw:text-style-name="P3" draw:layer="layout" svg:width="3.249cm" svg:height="0.747cm" svg:x="5.751cm" svg:y="9cm">
          <draw:text-box>
            <text:p text:style-name="P4"><text:span text:style-name="T1">synth engine</text:span></text:p>
          </draw:text-box>
        </draw:frame>
        <draw:g>
          <draw:g>
            <draw:custom-shape draw:style-name="gr6" draw:text-style-name="P1" draw:layer="layout" svg:width="0.664cm" svg:height="0.665cm" svg:x="6.8cm" svg:y="8.293cm">
              <text:p text:style-name="P2"/>
              <draw:enhanced-geometry svg:viewBox="0 0 21600 21600" draw:text-areas="?f1 ?f2 ?f3 ?f4" draw:mirror-vertical="true" draw:extrusion="false" draw:extrusion-rotation-angle="5 0" draw:mirror-horizontal="false" draw:type="star8" draw:modifiers="3776.22377622378"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draw:layer="layout" svg:width="0.213cm" svg:height="0.213cm" svg:x="7.026cm" svg:y="8.52cm">
              <text:p text:style-name="P2"/>
              <draw:enhanced-geometry svg:viewBox="0 0 21600 21600" draw:glue-points="10800 0 3160 3160 0 10800 3160 18440 10800 21600 18440 18440 21600 10800 18440 3160" draw:text-areas="3200 3200 18400 18400" draw:type="ellipse"/>
            </draw:custom-shape>
          </draw:g>
          <draw:g>
            <draw:custom-shape draw:style-name="gr6" draw:text-style-name="P1" draw:layer="layout" svg:width="0.664cm" svg:height="0.665cm" svg:x="7.336cm" svg:y="7.941cm">
              <text:p text:style-name="P2"/>
              <draw:enhanced-geometry svg:viewBox="0 0 21600 21600" draw:text-areas="?f1 ?f2 ?f3 ?f4" draw:mirror-vertical="true" draw:extrusion="false" draw:extrusion-rotation-angle="5 0" draw:mirror-horizontal="false" draw:type="star8" draw:modifiers="3776.22377622378"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draw:layer="layout" svg:width="0.213cm" svg:height="0.213cm" svg:x="7.562cm" svg:y="8.168cm">
              <text:p text:style-name="P2"/>
              <draw:enhanced-geometry svg:viewBox="0 0 21600 21600" draw:glue-points="10800 0 3160 3160 0 10800 3160 18440 10800 21600 18440 18440 21600 10800 18440 3160" draw:text-areas="3200 3200 18400 18400" draw:type="ellipse"/>
            </draw:custom-shape>
          </draw:g>
        </draw:g>
        <draw:line draw:style-name="gr7" draw:text-style-name="P1" draw:layer="layout" svg:x1="8.84cm" svg:y1="8.213cm" svg:x2="14.84cm" svg:y2="8.213cm">
          <text:p text:style-name="P2"/>
        </draw:line>
        <draw:line draw:style-name="gr8" draw:text-style-name="P1" draw:layer="layout" svg:x1="5.5cm" svg:y1="2cm" svg:x2="9cm" svg:y2="3.5cm">
          <text:p text:style-name="P2"/>
        </draw:line>
        <draw:frame draw:style-name="gr5" draw:text-style-name="P3" draw:layer="layout" svg:width="5.764cm" svg:height="0.747cm" svg:x="2.236cm" svg:y="1.253cm">
          <draw:text-box>
            <text:p text:style-name="P4"><text:span text:style-name="T1">midi for program change</text:span></text:p>
          </draw:text-box>
        </draw:frame>
        <draw:line draw:style-name="gr8" draw:text-style-name="P1" draw:layer="layout" svg:x1="5cm" svg:y1="5.5cm" svg:x2="6.5cm" svg:y2="7.5cm">
          <text:p text:style-name="P2"/>
        </draw:line>
        <draw:frame draw:style-name="gr5" draw:text-style-name="P3" draw:layer="layout" svg:width="3.812cm" svg:height="0.747cm" svg:x="2.688cm" svg:y="4.753cm">
          <draw:text-box>
            <text:p text:style-name="P4"><text:span text:style-name="T1">midi for playing</text:span></text:p>
          </draw:text-box>
        </draw:frame>
        <draw:g>
          <draw:custom-shape draw:style-name="gr9" draw:text-style-name="P1" draw:layer="layout" svg:width="26cm" svg:height="15.5cm" svg:x="-2.9cm" svg:y="10.4cm">
            <text:p text:style-name="P2"/>
            <draw:enhanced-geometry svg:viewBox="0 0 21600 21600" draw:type="rectangle" draw:enhanced-path="M 0 0 L 21600 0 21600 21600 0 21600 0 0 Z N"/>
          </draw:custom-shape>
          <draw:custom-shape draw:style-name="gr9" draw:text-style-name="P1" draw:layer="layout" svg:width="26cm" svg:height="15.5cm" svg:x="-2.7cm" svg:y="10.7cm">
            <text:p text:style-name="P2"/>
            <draw:enhanced-geometry svg:viewBox="0 0 21600 21600" draw:type="rectangle" draw:enhanced-path="M 0 0 L 21600 0 21600 21600 0 21600 0 0 Z N"/>
          </draw:custom-shape>
          <draw:custom-shape draw:style-name="gr9" draw:text-style-name="P1" draw:layer="layout" svg:width="26cm" svg:height="15.5cm" svg:x="-2.5cm" svg:y="10.9cm">
            <text:p text:style-name="P2"/>
            <draw:enhanced-geometry svg:viewBox="0 0 21600 21600" draw:type="rectangle" draw:enhanced-path="M 0 0 L 21600 0 21600 21600 0 21600 0 0 Z N"/>
          </draw:custom-shape>
          <draw:custom-shape draw:style-name="gr9" draw:text-style-name="P1" draw:layer="layout" svg:width="26cm" svg:height="15.5cm" svg:x="-2.3cm" svg:y="11.1cm">
            <text:p text:style-name="P2"/>
            <draw:enhanced-geometry svg:viewBox="0 0 21600 21600" draw:type="rectangle" draw:enhanced-path="M 0 0 L 21600 0 21600 21600 0 21600 0 0 Z N"/>
          </draw:custom-shape>
          <draw:custom-shape draw:style-name="gr9" draw:text-style-name="P1" draw:layer="layout" svg:width="26cm" svg:height="15.5cm" svg:x="-2.1cm" svg:y="11.3cm">
            <text:p text:style-name="P2"/>
            <draw:enhanced-geometry svg:viewBox="0 0 21600 21600" draw:type="rectangle" draw:enhanced-path="M 0 0 L 21600 0 21600 21600 0 21600 0 0 Z N"/>
          </draw:custom-shape>
          <draw:custom-shape draw:style-name="gr9" draw:text-style-name="P1" draw:layer="layout" svg:width="26cm" svg:height="15.5cm" svg:x="-1.9cm" svg:y="11.6cm">
            <text:p text:style-name="P2"/>
            <draw:enhanced-geometry svg:viewBox="0 0 21600 21600" draw:type="rectangle" draw:enhanced-path="M 0 0 L 21600 0 21600 21600 0 21600 0 0 Z N"/>
          </draw:custom-shape>
          <draw:custom-shape draw:style-name="gr9" draw:text-style-name="P1" draw:layer="layout" svg:width="26cm" svg:height="15.5cm" svg:x="-1.7cm" svg:y="11.8cm">
            <text:p text:style-name="P2"/>
            <draw:enhanced-geometry svg:viewBox="0 0 21600 21600" draw:type="rectangle" draw:enhanced-path="M 0 0 L 21600 0 21600 21600 0 21600 0 0 Z N"/>
          </draw:custom-shape>
          <draw:g>
            <draw:frame draw:style-name="gr5" draw:text-style-name="P3" draw:layer="layout" svg:width="3.355cm" svg:height="0.747cm" svg:x="0cm" svg:y="15.753cm">
              <draw:text-box>
                <text:p text:style-name="P2"><text:span text:style-name="T1">audio to JACK</text:span></text:p>
              </draw:text-box>
            </draw:frame>
            <draw:custom-shape draw:style-name="gr9" draw:text-style-name="P1" draw:layer="layout" svg:width="26cm" svg:height="15.5cm" svg:x="-1.5cm" svg:y="12cm">
              <text:p text:style-name="P2"/>
              <draw:enhanced-geometry svg:viewBox="0 0 21600 21600" draw:type="rectangle" draw:enhanced-path="M 0 0 L 21600 0 21600 21600 0 21600 0 0 Z N"/>
            </draw:custom-shape>
            <draw:custom-shape draw:style-name="gr10" draw:text-style-name="P1" draw:id="id10" draw:layer="layout" svg:width="11.5cm" svg:height="3.5cm" svg:x="3.5cm" svg:y="12.5cm">
              <text:p text:style-name="P5">modulato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4" draw:layer="layout" svg:width="3cm" svg:height="1cm" svg:x="0.5cm" svg:y="21cm">
              <text:p text:style-name="P5">osc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3" draw:layer="layout" svg:width="3cm" svg:height="1cm" svg:x="0.5cm" svg:y="24cm">
              <text:p text:style-name="P5">osc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sync" draw:style-name="gr12" draw:text-style-name="P5" draw:layer="layout" draw:type="lines" draw:line-skew="0cm -0.001cm" svg:x1="2cm" svg:y1="24cm" svg:x2="2cm" svg:y2="22cm" draw:start-shape="id3" draw:start-glue-point="0" draw:end-shape="id4">
              <text:p text:style-name="P5"><text:s text:c="9"/>sync</text:p>
            </draw:connector>
            <draw:custom-shape draw:style-name="gr11" draw:text-style-name="P1" draw:id="id5" draw:layer="layout" svg:width="3cm" svg:height="1cm" svg:x="4.5cm" svg:y="22.5cm">
              <text:p text:style-name="P5">mi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 draw:layer="layout" draw:type="curve" svg:x1="3.5cm" svg:y1="24.5cm" svg:x2="6cm" svg:y2="23.5cm" draw:start-shape="id3" draw:start-glue-point="1" draw:end-shape="id5" draw:end-glue-point="2">
              <text:p text:style-name="P2"/>
            </draw:connector>
            <draw:connector draw:style-name="gr4" draw:text-style-name="P1" draw:layer="layout" draw:type="curve" svg:x1="3.5cm" svg:y1="21.5cm" svg:x2="6cm" svg:y2="22.5cm" draw:start-shape="id4" draw:start-glue-point="1" draw:end-shape="id5">
              <text:p text:style-name="P2"/>
            </draw:connector>
            <draw:connector draw:style-name="gr4" draw:text-style-name="P1" draw:layer="layout" draw:type="curve" svg:x1="7.5cm" svg:y1="23cm" svg:x2="10cm" svg:y2="23cm" draw:start-shape="id5" draw:start-glue-point="1" draw:end-shape="id6" draw:end-glue-point="3">
              <text:p text:style-name="P2"/>
            </draw:connector>
            <draw:connector draw:style-name="gr4" draw:text-style-name="P1" draw:layer="layout" draw:type="curve" svg:x1="7.5cm" svg:y1="23cm" svg:x2="10cm" svg:y2="21cm" draw:start-shape="id5" draw:start-glue-point="1" draw:end-shape="id7" draw:end-glue-point="3">
              <text:p text:style-name="P2"/>
            </draw:connector>
            <draw:connector draw:style-name="gr4" draw:text-style-name="P1" draw:layer="layout" draw:type="curve" svg:x1="7.5cm" svg:y1="23cm" svg:x2="10cm" svg:y2="25cm" draw:start-shape="id5" draw:start-glue-point="1" draw:end-shape="id8" draw:end-glue-point="3">
              <text:p text:style-name="P2"/>
            </draw:connector>
            <draw:custom-shape draw:style-name="gr11" draw:text-style-name="P1" draw:id="id9" draw:layer="layout" svg:width="3cm" svg:height="1cm" svg:x="17.5cm" svg:y="22.5cm">
              <text:p text:style-name="P5">am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 draw:layer="layout" draw:type="curve" svg:x1="16cm" svg:y1="21cm" svg:x2="17.5cm" svg:y2="23cm" draw:start-shape="id7" draw:start-glue-point="1" draw:end-shape="id9" draw:end-glue-point="3">
              <text:p text:style-name="P2"/>
            </draw:connector>
            <draw:connector draw:style-name="gr14" draw:text-style-name="P1" draw:layer="layout" draw:type="curve" svg:x1="16cm" svg:y1="23cm" svg:x2="17.5cm" svg:y2="23cm" draw:start-shape="id6" draw:start-glue-point="1" draw:end-shape="id9" draw:end-glue-point="3">
              <text:p text:style-name="P2"/>
            </draw:connector>
            <draw:connector draw:style-name="gr14" draw:text-style-name="P1" draw:layer="layout" draw:type="curve" svg:x1="16cm" svg:y1="25cm" svg:x2="17.5cm" svg:y2="23cm" draw:start-shape="id8" draw:start-glue-point="1" draw:end-shape="id9" draw:end-glue-point="3">
              <text:p text:style-name="P2"/>
            </draw:connector>
            <draw:custom-shape draw:style-name="gr11" draw:text-style-name="P1" draw:layer="layout" svg:width="3cm" svg:height="1cm" svg:x="7.2cm" svg:y="14.4cm">
              <text:p text:style-name="P5">mod os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 draw:text-style-name="P1" draw:layer="layout" svg:width="3cm" svg:height="1cm" svg:x="11.3cm" svg:y="14.5cm">
                <text:p text:style-name="P5">env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3cm" svg:height="1cm" svg:x="11.2cm" svg:y="14.4cm">
                <text:p text:style-name="P5">env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3cm" svg:height="1cm" svg:x="11.1cm" svg:y="14.3cm">
                <text:p text:style-name="P5">env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3cm" svg:height="1cm" svg:x="11cm" svg:y="14.2cm">
                <text:p text:style-name="P5">env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3cm" svg:height="1cm" svg:x="10.9cm" svg:y="14.1cm">
                <text:p text:style-name="P5">env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3cm" svg:height="1cm" svg:x="10.8cm" svg:y="14cm">
                <text:p text:style-name="P5">env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 draw:text-style-name="P1" draw:id="id13" draw:layer="layout" svg:width="3cm" svg:height="1cm" svg:x="17.5cm" svg:y="25.5cm">
              <text:p text:style-name="P5">amp env</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sync" draw:style-name="gr15" draw:text-style-name="P5" draw:layer="layout" draw:type="lines" svg:x1="2cm" svg:y1="24cm" svg:x2="2cm" svg:y2="22cm">
              <text:p text:style-name="P5"><text:s text:c="9"/>sync</text:p>
            </draw:connector>
            <draw:custom-shape draw:style-name="gr11" draw:text-style-name="P5" draw:id="id11" draw:layer="layout" svg:width="2.5cm" svg:height="1cm" svg:x="9.5cm" svg:y="17cm">
              <text:p text:style-name="P5">morph</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1" draw:layer="layout" draw:type="lines" draw:line-skew="-3.5cm -0.5cm" svg:x1="3.5cm" svg:y1="14.25cm" svg:x2="0.5cm" svg:y2="24.5cm" draw:start-shape="id10" draw:start-glue-point="3" draw:end-shape="id3" draw:end-glue-point="3">
              <text:p text:style-name="P2"/>
            </draw:connector>
            <draw:connector draw:style-name="gr17" draw:text-style-name="P1" draw:layer="layout" draw:type="lines" svg:x1="9.25cm" svg:y1="16cm" svg:x2="10.75cm" svg:y2="17cm" draw:start-shape="id10" draw:start-glue-point="2" draw:end-shape="id11" draw:end-glue-point="0">
              <text:p text:style-name="P2"/>
            </draw:connector>
            <draw:connector draw:style-name="gr16" draw:text-style-name="P1" draw:layer="layout" draw:type="lines" draw:line-skew="-1cm" svg:x1="3.5cm" svg:y1="14.25cm" svg:x2="2cm" svg:y2="21cm" draw:start-shape="id10" draw:end-shape="id4" draw:end-glue-point="0">
              <text:p text:style-name="P2"/>
            </draw:connector>
            <draw:custom-shape draw:style-name="gr11" draw:text-style-name="P1" draw:id="id12" draw:layer="layout" svg:width="2.5cm" svg:height="1cm" svg:x="17.5cm" svg:y="19.5cm">
              <text:p text:style-name="P5">dela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1" draw:layer="layout" draw:type="lines" draw:line-skew="3.258cm" svg:x1="15cm" svg:y1="14.25cm" svg:x2="18.75cm" svg:y2="19.5cm" draw:start-shape="id10" draw:start-glue-point="1" draw:end-shape="id12" draw:end-glue-point="0">
              <text:p text:style-name="P2"/>
            </draw:connector>
            <draw:connector draw:style-name="gr18" draw:text-style-name="P1" draw:layer="layout" draw:type="curve" svg:x1="10.75cm" svg:y1="18cm" svg:x2="13cm" svg:y2="20.5cm" draw:start-shape="id11" draw:start-glue-point="2" draw:end-shape="id7" draw:end-glue-point="0">
              <text:p text:style-name="P2"/>
            </draw:connector>
            <draw:connector draw:style-name="gr18" draw:text-style-name="P1" draw:layer="layout" draw:type="curve" svg:x1="10.75cm" svg:y1="18cm" svg:x2="13cm" svg:y2="22.5cm" draw:start-shape="id11" draw:start-glue-point="2" draw:end-shape="id6">
              <text:p text:style-name="P2"/>
            </draw:connector>
            <draw:connector draw:style-name="gr18" draw:text-style-name="P1" draw:layer="layout" draw:type="curve" svg:x1="10.75cm" svg:y1="18cm" svg:x2="13cm" svg:y2="24.5cm" draw:start-shape="id11" draw:start-glue-point="2" draw:end-shape="id8">
              <text:p text:style-name="P2"/>
            </draw:connector>
            <draw:custom-shape draw:style-name="gr11" draw:text-style-name="P1" draw:id="id7" draw:layer="layout" svg:width="6cm" svg:height="1cm" svg:x="10cm" svg:y="20.5cm">
              <text:p text:style-name="P5">filter 1 (lowpa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6" draw:layer="layout" svg:width="6cm" svg:height="1cm" svg:x="10cm" svg:y="22.5cm">
              <text:p text:style-name="P5">filter 2 (bandpa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8" draw:layer="layout" svg:width="6cm" svg:height="1cm" svg:x="10cm" svg:y="24.5cm">
              <text:p text:style-name="P5">filter 3 (bandpa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1" draw:layer="layout" svg:x1="19cm" svg:y1="25.5cm" svg:x2="19cm" svg:y2="23.5cm" draw:start-shape="id13" draw:start-glue-point="0" draw:end-shape="id9" draw:end-glue-point="2">
              <text:p text:style-name="P2"/>
            </draw:connector>
            <draw:connector draw:style-name="gr19" draw:text-style-name="P1" draw:layer="layout" draw:type="curve" svg:x1="19cm" svg:y1="22.5cm" svg:x2="18.75cm" svg:y2="20.5cm" draw:start-shape="id9" draw:start-glue-point="0" draw:end-shape="id12" draw:end-glue-point="2">
              <text:p text:style-name="P2"/>
            </draw:connector>
            <draw:g draw:id="id14">
              <draw:custom-shape draw:style-name="gr20" draw:text-style-name="P1" draw:layer="layout" svg:width="1cm" svg:height="1cm" svg:x="21.5cm" svg:y="22.5cm">
                <text:p text:style-name="P2"/>
                <draw:enhanced-geometry svg:viewBox="0 0 21600 21600" draw:type="rectangle" draw:enhanced-path="M 0 0 L 21600 0 21600 21600 0 21600 0 0 Z N"/>
              </draw:custom-shape>
              <draw:polygon draw:style-name="gr21" draw:text-style-name="P1" draw:layer="layout" svg:width="1cm" svg:height="2cm" svg:x="22.5cm" svg:y="22cm" svg:viewBox="0 0 1001 2001" draw:points="0,1500 0,500 1000,0 1000,2000">
                <text:p text:style-name="P2"/>
              </draw:polygon>
            </draw:g>
            <draw:connector draw:style-name="gr19" draw:text-style-name="P1" draw:layer="layout" draw:type="curve" svg:x1="20.5cm" svg:y1="23cm" svg:x2="21.5cm" svg:y2="23cm" draw:start-shape="id9" draw:start-glue-point="1" draw:end-shape="id14" draw:end-glue-point="3">
              <text:p text:style-name="P2"/>
            </draw:connector>
            <draw:connector draw:style-name="gr19" draw:text-style-name="P1" draw:layer="layout" draw:type="curve" svg:x1="20cm" svg:y1="20cm" svg:x2="21.5cm" svg:y2="23cm" draw:start-shape="id12" draw:start-glue-point="1" draw:end-shape="id14" draw:end-glue-point="3">
              <text:p text:style-name="P2"/>
            </draw:connector>
            <draw:custom-shape draw:style-name="gr11" draw:text-style-name="P1" draw:layer="layout" svg:width="2cm" svg:height="1cm" svg:x="4.5cm" svg:y="13.5cm">
              <text:p text:style-name="P5">mid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sync" draw:style-name="gr12" draw:text-style-name="P5" draw:layer="layout" draw:type="lines" draw:line-skew="0cm -0.001cm" svg:x1="2cm" svg:y1="24cm" svg:x2="2cm" svg:y2="22cm">
              <text:p text:style-name="P5"><text:s text:c="9"/>sync</text:p>
            </draw:connector>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Small_20_Arrow" draw:display-name="Small Arrow" svg:viewBox="0 0 1321 3493" svg:d="m1321 3493h-1321l702-3493z"/>
    <draw:stroke-dash draw:name="_33__20_Dashes_20_3_20_Dots_20__28_var_29_" draw:display-name="3 Dashes 3 Dots (var)" draw:style="rect" draw:dots1="3" draw:dots1-length="197%" draw:dots2="3" draw:distance="100%"/>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GB"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Unix OpenOffice.org_project/680m5$Build-9073</meta:generator>
    <meta:initial-creator>Malte Steiner</meta:initial-creator>
    <meta:creation-date>2008-02-11T11:23:03</meta:creation-date>
    <dc:creator>Malte Steiner</dc:creator>
    <dc:date>2008-02-11T16:19:16</dc:date>
    <dc:language>en-GB</dc:language>
    <meta:editing-cycles>7</meta:editing-cycles>
    <meta:user-defined meta:name="Info 1"/>
    <meta:user-defined meta:name="Info 2"/>
    <meta:user-defined meta:name="Info 3"/>
    <meta:user-defined meta:name="Info 4"/>
    <meta:document-statistic meta:object-count="84"/>
  </office:meta>
</office:document-meta>
</file>